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tributos de Calidad</text:p>
      <text:p text:style-name="Subtitle"/>
      <text:p text:style-name="Text_20_body"/>
      <text:p text:style-name="P1"/>
      <text:h text:style-name="Heading_20_1" text:outline-level="1">Facebook</text:h>
      <text:p text:style-name="Text_20_body"><text:span text:style-name="T1">Disponibilidad</text:span>: Los usuarios de Facebook esperan poder conectarse en todo momento.</text:p>
      <text:p text:style-name="Text_20_body"><text:span text:style-name="T1">Escalabilidad</text:span>: Todo el tiempo se agregan funcionalidades, debe ser escalable.</text:p>
      <text:p text:style-name="Text_20_body"><text:span text:style-name="T1">Mantenibilidad</text:span>: Este tipo de aplicaciones debe ser tolerante a cambios constantes.</text:p>
      <text:p text:style-name="Text_20_body"><text:span text:style-name="T1">Usabilidad</text:span>: Esta aplicación está destinada al uso de personas de todas las edades. Dede niños hasta ancianos sin conocimientos de computacion, por lo que la usabilidad es fundamental.</text:p>
      <text:p text:style-name="Text_20_body"><text:span text:style-name="T1">Seguridad</text:span>: Almacena todo tipo de datos personales, no deberia haber una fuga de informacion.</text:p>
      <text:p text:style-name="Text_20_body"><text:span text:style-name="T1">Interoperabilidad</text:span>: Facebook puede ser accedida desde otras aplicaciones, se complementa con otros sistemas.</text:p>
      <text:p text:style-name="Standard"/>
      <text:p text:style-name="Standard"/>
      <text:p text:style-name="Standard"/>
      <text:h text:style-name="Heading_20_1" text:outline-level="1">Duke Nukem</text:h>
      <text:p text:style-name="Text_20_body"><text:span text:style-name="T1">Desempeño</text:span>: Hoy en dia es fundamental la performance en un juego.</text:p>
      <text:p text:style-name="Text_20_body"><text:span text:style-name="T1">Verificabilidad</text:span>: Es importante que el juego no tenga fallas, todo debe ser testeado.</text:p>
      <text:p text:style-name="Text_20_body"><text:span text:style-name="T1">Usabilidad</text:span>: Debe ser sensillo de usar, ya que su público principal seran niños.</text:p>
      <text:p text:style-name="Standard"/>
      <text:p text:style-name="Standard"/>
      <text:p text:style-name="Standard"/>
      <text:h text:style-name="Heading_20_1" text:outline-level="1">Ascensor</text:h>
      <text:p text:style-name="Text_20_body"><text:span text:style-name="T1">Disponibilidad</text:span>: Si el sistema se cae pueden quedar personas atrapadas.</text:p>
      <text:p text:style-name="Text_20_body"><text:span text:style-name="T1">Usabilidad</text:span>: El sistema debe ser intuitivo, cualquier persona tendria que poder manejarlo sin previos conocimientos.</text:p>
      <text:p text:style-name="Text_20_body"><text:span text:style-name="T1">Confiabilidad</text:span>: Debe ser tolerante a fallas y soportar un uso incorrecto por lo anteriormente explic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2-05-13T19:48:31</meta:creation-date>
    <meta:document-statistic meta:table-count="0" meta:image-count="0" meta:object-count="0" meta:page-count="1" meta:paragraph-count="16" meta:word-count="171" meta:character-count="1184" meta:non-whitespace-character-count="1029"/>
    <dc:date>2012-05-13T20:27:14</dc:date>
    <dc:creator>nacho </dc:creator>
    <meta:editing-duration>PT7M21S</meta:editing-duration>
    <meta:editing-cycles>1</meta:editing-cycles>
    <meta:generator>LibreOffice/3.4$Linux LibreOffice_project/340m1$Build-402</meta:generator>
  </office:meta>
</office:document-meta>
</file>